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Text_20_body">
      <style:text-properties officeooo:rsid="0014709c" officeooo:paragraph-rsid="0014709c"/>
    </style:style>
    <style:style style:name="P11" style:family="paragraph" style:parent-style-name="Text_20_body">
      <style:text-properties officeooo:rsid="0014709c" officeooo:paragraph-rsid="001563b0"/>
    </style:style>
    <style:style style:name="P12" style:family="paragraph" style:parent-style-name="Text_20_body">
      <style:text-properties fo:font-weight="normal" officeooo:rsid="0014709c" officeooo:paragraph-rsid="0014709c" style:font-weight-asian="normal" style:font-weight-complex="normal"/>
    </style:style>
    <style:style style:name="P13" style:family="paragraph" style:parent-style-name="Text_20_body">
      <style:text-properties fo:font-weight="normal" officeooo:rsid="001563b0" officeooo:paragraph-rsid="001563b0" style:font-weight-asian="normal" style:font-weight-complex="normal"/>
    </style:style>
    <style:style style:name="P14" style:family="paragraph" style:parent-style-name="Text_20_body">
      <style:text-properties officeooo:paragraph-rsid="001563b0"/>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text-properties style:text-underline-style="none" officeooo:rsid="00093de4" officeooo:paragraph-rsid="00095c4b"/>
    </style:style>
    <style:style style:name="P19" style:family="paragraph" style:parent-style-name="Text_20_body" style:list-style-name="L1">
      <style:text-properties style:text-underline-style="none" officeooo:rsid="00093de4" officeooo:paragraph-rsid="00093de4"/>
    </style:style>
    <style:style style:name="P20" style:family="paragraph" style:parent-style-name="Text_20_body" style:list-style-name="L1">
      <style:text-properties style:text-underline-style="none" fo:font-weight="bold" officeooo:rsid="00095c4b" officeooo:paragraph-rsid="00095c4b" style:font-weight-asian="bold" style:font-weight-complex="bold"/>
    </style:style>
    <style:style style:name="P21" style:family="paragraph" style:parent-style-name="Text_20_body" style:list-style-name="L1">
      <style:text-properties style:text-underline-style="none" fo:font-weight="bold" officeooo:rsid="000b01c6" officeooo:paragraph-rsid="000b01c6" style:font-weight-asian="bold" style:font-weight-complex="bold"/>
    </style:style>
    <style:style style:name="P22"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3" style:family="paragraph" style:parent-style-name="Text_20_body" style:list-style-name="L1">
      <style:text-properties style:text-underline-style="solid" style:text-underline-width="auto" style:text-underline-color="font-color" officeooo:rsid="00093de4" officeooo:paragraph-rsid="00093de4"/>
    </style:style>
    <style:style style:name="P24"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5"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6" style:family="paragraph" style:parent-style-name="Text_20_body" style:list-style-name="L2">
      <style:text-properties fo:font-weight="normal" officeooo:rsid="0013b59c" officeooo:paragraph-rsid="0013b59c" style:font-weight-asian="normal" style:font-weight-complex="normal"/>
    </style:style>
    <style:style style:name="P27" style:family="paragraph" style:parent-style-name="Text_20_body" style:list-style-name="L2">
      <style:text-properties officeooo:rsid="0013b59c" officeooo:paragraph-rsid="0013b59c"/>
    </style:style>
    <style:style style:name="P28" style:family="paragraph" style:parent-style-name="Text_20_body" style:list-style-name="L3">
      <style:text-properties officeooo:rsid="001d07e4" officeooo:paragraph-rsid="001d07e4"/>
    </style:style>
    <style:style style:name="P29" style:family="paragraph" style:parent-style-name="Text_20_body">
      <style:text-properties officeooo:rsid="001d07e4" officeooo:paragraph-rsid="001d07e4"/>
    </style:style>
    <style:style style:name="P30" style:family="paragraph" style:parent-style-name="Text_20_body">
      <style:paragraph-properties fo:text-align="start" style:justify-single-word="false"/>
      <style:text-properties officeooo:paragraph-rsid="0019fc9d"/>
    </style:style>
    <style:style style:name="P31" style:family="paragraph" style:parent-style-name="Text_20_body">
      <style:text-properties officeooo:paragraph-rsid="001de432"/>
    </style:style>
    <style:style style:name="P32" style:family="paragraph" style:parent-style-name="Text_20_body" style:list-style-name="L4">
      <style:text-properties officeooo:rsid="001de432" officeooo:paragraph-rsid="001de432"/>
    </style:style>
    <style:style style:name="P33" style:family="paragraph" style:parent-style-name="Text_20_body" style:list-style-name="L4">
      <style:text-properties officeooo:rsid="001e30da" officeooo:paragraph-rsid="001e30da"/>
    </style:style>
    <style:style style:name="P34" style:family="paragraph" style:parent-style-name="Text_20_body">
      <style:text-properties officeooo:rsid="001e30da" officeooo:paragraph-rsid="001e30da"/>
    </style:style>
    <style:style style:name="P35" style:family="paragraph" style:parent-style-name="Text_20_body">
      <style:text-properties officeooo:paragraph-rsid="001e30da"/>
    </style:style>
    <style:style style:name="P36" style:family="paragraph" style:parent-style-name="Text_20_body" style:list-style-name="L5">
      <style:text-properties officeooo:rsid="001f9a5e" officeooo:paragraph-rsid="001f9a5e"/>
    </style:style>
    <style:style style:name="P37" style:family="paragraph" style:parent-style-name="Text_20_body" style:list-style-name="L2">
      <style:text-properties officeooo:rsid="001f9a5e" officeooo:paragraph-rsid="001f9a5e"/>
    </style:style>
    <style:style style:name="P38" style:family="paragraph" style:parent-style-name="Text_20_body" style:list-style-name="L5">
      <style:text-properties officeooo:rsid="00213deb" officeooo:paragraph-rsid="00213deb"/>
    </style:style>
    <style:style style:name="P39" style:family="paragraph" style:parent-style-name="Heading_20_2">
      <style:text-properties officeooo:rsid="00095c4b" officeooo:paragraph-rsid="00095c4b"/>
    </style:style>
    <style:style style:name="P40" style:family="paragraph" style:parent-style-name="Heading_20_2">
      <style:paragraph-properties fo:break-before="page"/>
      <style:text-properties officeooo:paragraph-rsid="0010f56f"/>
    </style:style>
    <style:style style:name="P41"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42"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43"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44" style:family="paragraph" style:parent-style-name="Heading_20_1">
      <style:paragraph-properties fo:break-before="page"/>
      <style:text-properties officeooo:rsid="000d6e3c" officeooo:paragraph-rsid="000d6e3c"/>
    </style:style>
    <style:style style:name="P45" style:family="paragraph" style:parent-style-name="Heading_20_3">
      <style:text-properties fo:font-weight="normal" officeooo:rsid="00127294" officeooo:paragraph-rsid="00127294" style:font-weight-asian="normal" style:font-weight-complex="normal"/>
    </style:style>
    <style:style style:name="P46" style:family="paragraph" style:parent-style-name="Heading_20_3">
      <style:text-properties fo:font-weight="normal" officeooo:rsid="0014709c" officeooo:paragraph-rsid="0014709c" style:font-weight-asian="normal" style:font-weight-complex="normal"/>
    </style:style>
    <style:style style:name="P47" style:family="paragraph" style:parent-style-name="Heading_20_3">
      <style:text-properties fo:font-weight="normal" officeooo:rsid="001563b0" officeooo:paragraph-rsid="001563b0" style:font-weight-asian="normal" style:font-weight-complex="normal"/>
    </style:style>
    <style:style style:name="P48" style:family="paragraph" style:parent-style-name="Heading_20_3">
      <style:text-properties fo:font-weight="normal" officeooo:rsid="0019fc9d" officeooo:paragraph-rsid="0019fc9d" style:font-weight-asian="normal" style:font-weight-complex="normal"/>
    </style:style>
    <style:style style:name="P49" style:family="paragraph" style:parent-style-name="Heading_20_3">
      <style:text-properties fo:font-weight="normal" officeooo:rsid="0019fc9d" officeooo:paragraph-rsid="001de432" style:font-weight-asian="normal" style:font-weight-complex="normal"/>
    </style:style>
    <style:style style:name="P50" style:family="paragraph" style:parent-style-name="Heading_20_3">
      <style:text-properties fo:font-weight="normal" officeooo:rsid="0019fc9d" officeooo:paragraph-rsid="001e30d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6ee71" style:font-weight-asian="bold" style:font-weight-complex="bold"/>
    </style:style>
    <style:style style:name="T13" style:family="text">
      <style:text-properties fo:font-weight="bold" officeooo:rsid="001de43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b01c6" style:font-weight-asian="normal" style:font-weight-complex="normal"/>
    </style:style>
    <style:style style:name="T16" style:family="text">
      <style:text-properties fo:font-weight="normal" officeooo:rsid="000d6e3c" style:font-weight-asian="normal" style:font-weight-complex="normal"/>
    </style:style>
    <style:style style:name="T17" style:family="text">
      <style:text-properties fo:font-weight="normal" officeooo:rsid="00127294" style:font-weight-asian="normal" style:font-weight-complex="normal"/>
    </style:style>
    <style:style style:name="T18" style:family="text">
      <style:text-properties fo:font-weight="normal" officeooo:rsid="0013b59c" style:font-weight-asian="normal" style:font-weight-complex="normal"/>
    </style:style>
    <style:style style:name="T19" style:family="text">
      <style:text-properties fo:font-weight="normal" officeooo:rsid="0014709c" style:font-weight-asian="normal" style:font-weight-complex="normal"/>
    </style:style>
    <style:style style:name="T20" style:family="text">
      <style:text-properties fo:font-weight="normal" officeooo:rsid="001563b0" style:font-weight-asian="normal" style:font-weight-complex="normal"/>
    </style:style>
    <style:style style:name="T21" style:family="text">
      <style:text-properties fo:font-weight="normal" officeooo:rsid="0016ee71" style:font-weight-asian="normal" style:font-weight-complex="normal"/>
    </style:style>
    <style:style style:name="T22" style:family="text">
      <style:text-properties fo:font-weight="normal" officeooo:rsid="00193989" style:font-weight-asian="normal" style:font-weight-complex="normal"/>
    </style:style>
    <style:style style:name="T23" style:family="text">
      <style:text-properties fo:font-weight="normal" officeooo:rsid="0018e481" style:font-weight-asian="normal" style:font-weight-complex="normal"/>
    </style:style>
    <style:style style:name="T24" style:family="text">
      <style:text-properties fo:font-weight="normal" officeooo:rsid="0019fc9d" style:font-weight-asian="normal" style:font-weight-complex="normal"/>
    </style:style>
    <style:style style:name="T25" style:family="text">
      <style:text-properties fo:font-weight="normal" officeooo:rsid="001add70" style:font-weight-asian="normal" style:font-weight-complex="normal"/>
    </style:style>
    <style:style style:name="T26" style:family="text">
      <style:text-properties fo:font-weight="normal" officeooo:rsid="001d07e4" style:font-weight-asian="normal" style:font-weight-complex="normal"/>
    </style:style>
    <style:style style:name="T27" style:family="text">
      <style:text-properties fo:font-weight="normal" officeooo:rsid="001de432" style:font-weight-asian="normal" style:font-weight-complex="normal"/>
    </style:style>
    <style:style style:name="T28" style:family="text">
      <style:text-properties officeooo:rsid="000b01c6"/>
    </style:style>
    <style:style style:name="T29" style:family="text">
      <style:text-properties officeooo:rsid="000d6e3c"/>
    </style:style>
    <style:style style:name="T30" style:family="text">
      <style:text-properties officeooo:rsid="0014709c"/>
    </style:style>
    <style:style style:name="T31" style:family="text">
      <style:text-properties fo:font-style="italic" fo:font-weight="normal" officeooo:rsid="001d07e4" style:font-style-asian="italic" style:font-weight-asian="normal" style:font-style-complex="italic" style:font-weight-complex="normal"/>
    </style:style>
    <style:style style:name="T32" style:family="text">
      <style:text-properties fo:font-style="italic" fo:font-weight="normal" officeooo:rsid="001de432" style:font-style-asian="italic" style:font-weight-asian="normal" style:font-style-complex="italic" style:font-weight-complex="normal"/>
    </style:style>
    <style:style style:name="T33" style:family="text">
      <style:text-properties fo:font-style="italic" fo:font-weight="normal" officeooo:rsid="001e30da" style:font-style-asian="italic" style:font-weight-asian="normal" style:font-style-complex="italic" style:font-weight-complex="normal"/>
    </style:style>
    <style:style style:name="T34" style:family="text">
      <style:text-properties fo:font-style="normal" officeooo:rsid="001de432" style:font-style-asian="normal" style:font-style-complex="normal"/>
    </style:style>
    <style:style style:name="T35" style:family="text">
      <style:text-properties fo:font-style="normal" officeooo:rsid="001e30da"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de432" style:font-style-asian="normal" style:font-weight-asian="normal" style:font-style-complex="normal" style:font-weight-complex="normal"/>
    </style:style>
    <style:style style:name="T38" style:family="text">
      <style:text-properties fo:font-style="normal" fo:font-weight="normal" officeooo:rsid="001e30da" style:font-style-asian="normal" style:font-weight-asian="normal" style:font-style-complex="normal" style:font-weight-complex="normal"/>
    </style:style>
    <style:style style:name="T39" style:family="text">
      <style:text-properties fo:font-style="normal" fo:font-weight="normal" officeooo:rsid="001f9a5e" style:font-style-asian="normal" style:font-weight-asian="normal" style:font-style-complex="normal" style:font-weight-complex="normal"/>
    </style:style>
    <style:style style:name="T40" style:family="text">
      <style:text-properties fo:font-style="normal" fo:font-weight="normal" officeooo:rsid="00213deb" style:font-style-asian="normal" style:font-weight-asian="normal" style:font-style-complex="normal" style:font-weight-complex="normal"/>
    </style:style>
    <style:style style:name="T41" style:family="text">
      <style:text-properties fo:font-style="normal" fo:font-weight="bold" officeooo:rsid="001de432" style:font-style-asian="normal" style:font-weight-asian="bold" style:font-style-complex="normal" style:font-weight-complex="bold"/>
    </style:style>
    <style:style style:name="T42" style:family="text">
      <style:text-properties officeooo:rsid="001de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106_906937150" text:style-name="Index_20_Link" text:visited-style-name="Index_20_Link">I-Analyse du problème<text:tab/>3</text:a></text:p>
          <text:p text:style-name="P16"><text:a xlink:type="simple" xlink:href="#__RefHeading__108_906937150" text:style-name="Index_20_Link" text:visited-style-name="Index_20_Link">II-Étude technique<text:tab/>4</text:a></text:p>
          <text:p text:style-name="P15"><text:a xlink:type="simple" xlink:href="#__RefHeading___Toc169_551990487" text:style-name="Index_20_Link" text:visited-style-name="Index_20_Link">II-1 Manuel d'utilisation<text:tab/>4</text:a></text:p>
          <text:p text:style-name="P15"><text:a xlink:type="simple" xlink:href="#__RefHeading___Toc180_551990487" text:style-name="Index_20_Link" text:visited-style-name="Index_20_Link">II-2 Structure générale de l'API<text:tab/>5</text:a></text:p>
          <text:p text:style-name="P17"><text:a xlink:type="simple" xlink:href="#__RefHeading___Toc182_551990487" text:style-name="Index_20_Link" text:visited-style-name="Index_20_Link">III-2-a Zone de requête<text:tab/>5</text:a></text:p>
          <text:p text:style-name="P16"><text:a xlink:type="simple" xlink:href="#__RefHeading__110_906937150" text:style-name="Index_20_Link" text:visited-style-name="Index_20_Link">III-Dossier de tests<text:tab/>6</text:a></text:p>
          <text:p text:style-name="P16"><text:a xlink:type="simple" xlink:href="#__RefHeading___Toc171_551990487" text:style-name="Index_20_Link" text:visited-style-name="Index_20_Link">IV-Résultats des tests<text:tab/>7</text:a></text:p>
          <text:p text:style-name="P16"><text:a xlink:type="simple" xlink:href="#__RefHeading___Toc173_551990487" text:style-name="Index_20_Link" text:visited-style-name="Index_20_Link">V-Conclusion<text:tab/>8</text:a></text:p>
        </text:index-body>
      </text:table-of-content>
      <text:p text:style-name="P4"/>
      <text:h text:style-name="P42" text:outline-level="1"><text:bookmark-start text:name="__RefHeading__106_906937150"/>I-Analyse du problème<text:bookmark-end text:name="__RefHeading__106_906937150"/></text:h>
      <text:p text:style-name="P10">Message chaine de texte de taille max = 60</text:p>
      <text:p text:style-name="P8"/>
      <text:h text:style-name="P42" text:outline-level="1"><text:bookmark-start text:name="__RefHeading__108_906937150"/>II-Étude technique<text:bookmark-end text:name="__RefHeading__108_906937150"/></text:h>
      <text:h text:style-name="P39"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7338085622167853739" text:style-name="L1">
        <text:list-item>
          <text:p text:style-name="P18"><text:span text:style-name="T10">int initMsg(int nombremax)</text:span> : Permet la création du service (thread, mémoire, mutex, …). Doit être appelé<text:span text:style-name="T28">e</text:span> <text:span text:style-name="T9">une et une seule fois </text:span>avant toute autre fonction de l'API.</text:p>
          <text:p text:style-name="P23">Argument <text:span text:style-name="T6">: nombremax : Nombre maximal de threads pouvant être abonné au service.</text:span></text:p>
          <text:p text:style-name="P23">Retour <text:span text:style-name="T6">: </text:span></text:p>
          <text:list>
            <text:list-item>
              <text:p text:style-name="P19">0 : service lancé</text:p>
            </text:list-item>
            <text:list-item>
              <text:p text:style-name="P19">-1 : service déjà lancé</text:p>
            </text:list-item>
            <text:list-item>
              <text:p text:style-name="P19">-2 : erreurs techniques (TODO : A DEVELOPER)</text:p>
            </text:list-item>
          </text:list>
        </text:list-item>
        <text:list-item>
          <text:p text:style-name="P20">int aboMsg(int id) <text:span text:style-name="T14">: Permet à un thread de s'abonner au service (d'envoyer et de recevoir des messages) et d'être connu comme le numéro </text:span>id<text:span text:style-name="T14">. Doit être </text:span><text:span text:style-name="T15">appelée par chaque thread avant d'utiliser une autre fonction de l'API.</text:span></text:p>
          <text:p text:style-name="P24"><text:span text:style-name="T14">Argument </text:span><text:span text:style-name="T7">: id : Identifiant du thread sur le service.</text:span></text:p>
          <text:p text:style-name="P24"><text:span text:style-name="T14">Retour </text:span><text:span text:style-name="T7">:</text:span></text:p>
          <text:list>
            <text:list-item>
              <text:p text:style-name="P22">0 : identifiant abonné avec l'id passé en argument</text:p>
            </text:list-item>
            <text:list-item>
              <text:p text:style-name="P22">-1 : service non lancé</text:p>
            </text:list-item>
            <text:list-item>
              <text:p text:style-name="P22">-2 : identifiant id existant</text:p>
            </text:list-item>
            <text:list-item>
              <text:p text:style-name="P22">-3 : nombre maximal de thread abonné atteint</text:p>
            </text:list-item>
            <text:list-item>
              <text:p text:style-name="P22">-4 : erreurs techniques (TODO : A DEVELOPPER)</text:p>
            </text:list-item>
          </text:list>
        </text:list-item>
        <text:list-item>
          <text:p text:style-name="P21">int sendMsg(<text:span text:style-name="T30">char * message</text:span>, <text:span text:style-name="T29">int dest_id, int source_id</text:span>) <text:span text:style-name="T14">: </text:span><text:span text:style-name="T16">Permet à un thread de déposer le message </text:span><text:span text:style-name="T29">message</text:span><text:span text:style-name="T16"> dans la boîte à lettres du destinataire d'adresse </text:span><text:span text:style-name="T29">dest_id</text:span><text:span text:style-name="T16">.</text:span></text:p>
          <text:p text:style-name="P25"><text:span text:style-name="T16">A</text:span><text:span text:style-name="T14">rgument </text:span><text:span text:style-name="T7">: </text:span><text:span text:style-name="T8">dest_</text:span><text:span text:style-name="T7">id : </text:span><text:span text:style-name="T8">0 : broadcast</text:span></text:p>
        </text:list-item>
      </text:list>
      <text:h text:style-name="P40" text:outline-level="2"><text:bookmark-start text:name="__RefHeading___Toc180_551990487"/><text:span text:style-name="T4">II-2 </text:span><text:span text:style-name="T5">Structure générale de l'API</text:span><text:bookmark-end text:name="__RefHeading___Toc180_551990487"/></text:h>
      <text:h text:style-name="P45" text:outline-level="3"><text:bookmark-start text:name="__RefHeading___Toc182_551990487"/>II-2-a Zone de requête<text:bookmark-end text:name="__RefHeading___Toc182_551990487"/></text:h>
      <text:p text:style-name="Text_20_body"><text:span text:style-name="T17"><text:tab/>C'est une variable globale </text:span><text:span text:style-name="T14">protégée par </text:span><text:span text:style-name="T10">mutex</text:span><text:span text:style-name="T14"> et </text:span><text:span text:style-name="T10">variable conditionnelle</text:span><text:span text:style-name="T14">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4"><text:tab/></text:span><text:span text:style-name="T18">Elle est déclarée dans le header de l'API et est toujours présente. Elle est définie sous forme de </text:span><text:span text:style-name="T11">structure</text:span><text:span text:style-name="T18"> comportant :</text:span></text:p>
      <text:list xml:id="list5386021289830856558" text:style-name="L2">
        <text:list-item>
          <text:p text:style-name="P26">Numéro de requête : unsigned char, définit le code de requête</text:p>
          <text:list>
            <text:list-item>
              <text:p text:style-name="P26">1 : demande abonnement</text:p>
            </text:list-item>
            <text:list-item>
              <text:p text:style-name="P26">2 : demande d'envoi de message</text:p>
            </text:list-item>
            <text:list-item>
              <text:p text:style-name="P26">3 : demande de reception de message</text:p>
            </text:list-item>
            <text:list-item>
              <text:p text:style-name="P26">4 : demande de nombre de messages</text:p>
            </text:list-item>
            <text:list-item>
              <text:p text:style-name="P26">5 : demande de desabonnement</text:p>
            </text:list-item>
            <text:list-item>
              <text:p text:style-name="P26">6 : terminaison douce</text:p>
            </text:list-item>
            <text:list-item>
              <text:p text:style-name="P26">7 : terminaison brutale</text:p>
            </text:list-item>
          </text:list>
        </text:list-item>
        <text:list-item>
          <text:p text:style-name="P26">UserId1 : int, permet de passer un identifiant (id demandé dans le cas d'un abonnement, id destinataire dans le cas d'un envoi, id demandeur dans le cas d'une demande de recpetion, id à désabonner dans le cas d'un désabonnement)</text:p>
        </text:list-item>
        <text:list-item>
          <text:p text:style-name="P26">UserId2 : int, permet de passer un deuxième identifiant (id source dans le cas d'un envoi)</text:p>
        </text:list-item>
        <text:list-item>
          <text:p text:style-name="P26">ThreadId : pthread_t, permet de rensigner un identifiant de thread (identifiant du thread demandeur dans le cas d'un abonnement, identifiant du thread source dans le cas d'un envoi, identifiant du thread voulant se désabonner)</text:p>
          <text:p text:style-name="P26">Ceci permet d'empecher un thread d'usurper l'identifiant d'un autre thread. De plus, en implémentant une fonction à nombre d'arguments variables, on peut se paser de l'id source pour un envoi si le thread abonné n'a qu'un identifiant.</text:p>
        </text:list-item>
        <text:list-item>
          <text:p text:style-name="P27"><text:span text:style-name="T14">Message : </text:span><text:span text:style-name="T19">char *, permet de renseigner un message(message à envoyer dans le cas d'un envoi)</text:span></text:p>
        </text:list-item>
        <text:list-item>
          <text:p text:style-name="P37"><text:span text:style-name="T19">i</text:span><text:span text:style-name="T14">nt flag_req : permet de savoir si la requête à été prise en compte ou non par le gestionnaire</text:span></text:p>
        </text:list-item>
      </text:list>
      <text:p text:style-name="P12">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text:soft-page-break/>part des threads utilisateur si elle est pleine ou du thread gestionnaire si elle est vide.</text:p>
      <text:p text:style-name="P12">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46" text:outline-level="3">II-2-b Thread gestionnaire</text:h>
      <text:p text:style-name="P11"><text:span text:style-name="T14"><text:tab/>Le thread gestionnaire est créé lors de l'initialisation. Son rôle est de lire les requêtes et d'y répondre. </text:span><text:span text:style-name="T20">Pour ce faire, il dispose d'un annuaire en variable locale que lui seul peut consulter ou renseigner (nul besoin de mutex). 4</text:span></text:p>
      <text:p text:style-name="P13"><text:tab/>Pour une demande d'envoi de message, il lit l'adresse de boite à lettres correspondante à l'id (passé en requête) dans l'annuaire (en vérifiant si l'id existe) et créé un thread d'écriture dédié.</text:p>
      <text:p text:style-name="P11"><text:span text:style-name="T20"><text:tab/>Pour une demande de lecture de message, il lit l'adresse de boite à lettre correspondante à l'id (passé en requête) dans l'annuaire (en vérifiant si </text:span><text:span text:style-name="T21">l'id existe et si l'id du thread demandeur a bien accès à cette boîte à lettre) et créé un thread de lecture dédié.</text:span></text:p>
      <text:p text:style-name="P11"><text:span text:style-name="T23"><text:tab/></text:span><text:span text:style-name="T24">Pour écrire dans une zone de réponse, le thread gestionnaire récupère l'adresse de la zone de réponse correspondante à l'id utilisateur voulu dans l'annuaire (en vérifiant si l'id existe) et créé un thread par réponse à écrire.</text:span></text:p>
      <text:h text:style-name="P47" text:outline-level="3">II-2-c Id du thread gestionnaire</text:h>
      <text:p text:style-name="P14"><text:span text:style-name="T20"><text:tab/>Cette variable globale de type pthread_t est initialisée à 0, puis rensignée avec la valeur de l'identifiant du thread gestionnaire et permet de savoir s'il a déjà été lancé ou non. Elle est consulté uniquement lors d'une initialisation (MsgInit) et écrite lors de la création du thread gestionnaire. </text:span><text:span text:style-name="T21">Elle est protégée </text:span><text:span text:style-name="T22">par</text:span><text:span text:style-name="T21"> un </text:span><text:span text:style-name="T12">mutex</text:span><text:span text:style-name="T21">.</text:span></text:p>
      <text:h text:style-name="P48" text:outline-level="3">II-2-d Annuaire</text:h>
      <text:p text:style-name="P30"><text:span text:style-name="T24"><text:tab/></text:span><text:span text:style-name="T25">L'annuaire est un tableau local au thread gestionnaire. La taille est fixée à la création du thread gestionnaire et est égale au nombre max de threads pouvant être abonnée (argument de la fonction initMsg). </text:span><text:span text:style-name="T26">Chaque cellule du tableau contient la structure </text:span><text:span text:style-name="T31">Annuaire</text:span><text:span text:style-name="T26"> suivante :</text:span></text:p>
      <text:list xml:id="list326606715143706535" text:style-name="L3">
        <text:list-item>
          <text:p text:style-name="P28"><text:span text:style-name="T14">int id : l'identifiant demandé par le thread abonné passé en argument lors de l'appel de la fonction aboMsg,</text:span></text:p>
        </text:list-item>
        <text:list-item>
          <text:p text:style-name="P28"><text:span text:style-name="T14">pthread_t idthread : identifiant système du thread abonné. Permet de s'assurer qu'un thread n'essaye pas d'usurper l'id d'un autre thread abonné.</text:span></text:p>
        </text:list-item>
        <text:list-item>
          <text:p text:style-name="P28"><text:span text:style-name="T14">BaL* bal : adresse de la boîte à lettres du thread abonné.</text:span></text:p>
        </text:list-item>
        <text:list-item>
          <text:p text:style-name="P28"><text:span text:style-name="T14">Rep* rep : adresse de la zone de réponse du thread abonné.</text:span></text:p>
        </text:list-item>
      </text:list>
      <text:p text:style-name="P29"><text:span text:style-name="T14"><text:tab/>L'annuaire est consulté par le thread gestionnaire à l'appel de chaque fonction. Il sera potentiellement modifié avec les fontions aboMsg (ajout d'un champ), desaboMsg (</text:span><text:span text:style-name="T27">retirer un champ) et finMsg (désabonnement forcé de tout les threads).</text:span></text:p>
      <text:p text:style-name="P29"><text:soft-page-break/><text:span text:style-name="T27"/></text:p>
      <text:h text:style-name="P49" text:outline-level="3"><text:span text:style-name="T42">II-2-e Boîte à Lettres</text:span></text:h>
      <text:p text:style-name="P31"><text:span text:style-name="T27"><text:tab/>Les boîtes à lettres sont des variables globales qui sont associées aux threads abonnés dans l'annuaire. Elles sont protégées par </text:span><text:span text:style-name="T13">mutex</text:span><text:span text:style-name="T27"> et </text:span><text:span text:style-name="T13">variable conditionnelle</text:span><text:span text:style-name="T27">. Elles fonctionnent sous la forme d'un buffer tournant. Une boîte à lettre est sous la forme d'une structure </text:span><text:span text:style-name="T32">BaL</text:span><text:span text:style-name="T37"> comme suit :</text:span></text:p>
      <text:list xml:id="list4053895349369101130" text:style-name="L4">
        <text:list-item>
          <text:p text:style-name="P32"><text:span text:style-name="T36">char** msg [10][</text:span><text:span text:style-name="T38">taille_max_msg</text:span><text:span text:style-name="T36">] : </text:span><text:span text:style-name="T38">Tableau contenant les messages à destination du thread correspondant. Il s'agit d'un buffer tournant. Le tableau a une capacité de 10 messages.</text:span></text:p>
        </text:list-item>
        <text:list-item>
          <text:p text:style-name="P33"><text:span text:style-name="T36">Int iecriture : indice d'écriture dans le buffer tournant.</text:span></text:p>
        </text:list-item>
        <text:list-item>
          <text:p text:style-name="P33"><text:span text:style-name="T36">Int ilecture : indice de lecture dans le buffer tournant.</text:span></text:p>
        </text:list-item>
        <text:list-item>
          <text:p text:style-name="P33"><text:span text:style-name="T36">Int nb_msg : nombre de messages disponibles dans la boîte à lettres. Cette argument est utile lorsqu'un thread appelle la fonction recvMsg.</text:span></text:p>
        </text:list-item>
        <text:list-item>
          <text:p text:style-name="P33"><text:span text:style-name="T36">pthread_mutext_t mutex_bal : Mutex associé à la boîte à lettres.</text:span></text:p>
        </text:list-item>
        <text:list-item>
          <text:p text:style-name="P33"><text:span text:style-name="T36">pthread_cond_t var_cond_bal : </text:span><text:span text:style-name="T39">Variable conditionnelle associée à la boîte à lettres</text:span></text:p>
        </text:list-item>
      </text:list>
      <text:p text:style-name="P34"><text:span text:style-name="T36"><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span></text:p>
      <text:h text:style-name="P50" text:outline-level="3"><text:span text:style-name="T34">II-2-</text:span><text:span text:style-name="T35">f</text:span><text:span text:style-name="T34"> </text:span><text:span text:style-name="T35">Zone de réponse</text:span></text:h>
      <text:p text:style-name="P35"><text:span text:style-name="T38"><text:tab/></text:span><text:span text:style-name="T37">Les </text:span><text:span text:style-name="T38">zones de réponse</text:span><text:span text:style-name="T37"> sont des variables globales qui sont associées aux threads abonnés dans l'annuaire. Elles sont protégées par </text:span><text:span text:style-name="T41">mutex</text:span><text:span text:style-name="T37"> et </text:span><text:span text:style-name="T41">variable conditionnelle</text:span><text:span text:style-name="T37">. </text:span><text:span text:style-name="T38">Il s'agit d'une structure </text:span><text:span text:style-name="T33">Rep </text:span><text:span text:style-name="T38">composée comme suit :</text:span></text:p>
      <text:list xml:id="list1469088699958572045" text:style-name="L5">
        <text:list-item>
          <text:p text:style-name="P36"><text:span text:style-name="T38">i</text:span><text:span text:style-name="T36">nt flag_rep : Permet à la fonction de l'API de savoir si la réponse a été envoyée. Permet également aux threads lancés par le gestionnaire de savoir s'ils peuvent écrire la réponse ou non.</text:span></text:p>
        </text:list-item>
        <text:list-item>
          <text:p text:style-name="P38"><text:span text:style-name="T40">C</text:span><text:span text:style-name="T36">har * code_err : Code d'erreur de la fonction de l'API appelée.</text:span></text:p>
        </text:list-item>
      </text:list>
      <text:h text:style-name="P41" text:outline-level="2">II-3 Description temporelle de l'API</text:h>
      <text:h text:style-name="P42" text:outline-level="1"><text:bookmark-start text:name="__RefHeading__110_906937150"/>III-Dossier de tests<text:bookmark-end text:name="__RefHeading__110_906937150"/></text:h>
      <text:h text:style-name="P43" text:outline-level="1"><text:bookmark-start text:name="__RefHeading___Toc171_551990487"/>IV-Résultats des tests<text:bookmark-end text:name="__RefHeading___Toc171_551990487"/></text:h>
      <text:h text:style-name="P44"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2T09:27:11.471141356</dc:date>
    <meta:editing-duration>PT48M27S</meta:editing-duration>
    <meta:editing-cycles>12</meta:editing-cycles>
    <meta:generator>LibreOffice/5.0.2.2$Linux_X86_64 LibreOffice_project/00m0$Build-2</meta:generator>
    <meta:document-statistic meta:table-count="0" meta:image-count="0" meta:object-count="0" meta:page-count="11" meta:paragraph-count="85" meta:word-count="1328" meta:character-count="7866" meta:non-whitespace-character-count="6652"/>
  </office:meta>
</office:document-meta>
</file>